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267cm" table:align="left"/>
    </style:style>
    <style:style style:name="Table1.A" style:family="table-column">
      <style:table-column-properties style:column-width="4.288cm"/>
    </style:style>
    <style:style style:name="Table1.B" style:family="table-column">
      <style:table-column-properties style:column-width="3.97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2">
      <style:text-properties officeooo:rsid="00127848" officeooo:paragraph-rsid="00127848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7" style:family="paragraph" style:parent-style-name="Standard">
      <style:text-properties officeooo:rsid="00127848" officeooo:paragraph-rsid="0012784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</style:style>
    <style:style style:name="P10" style:family="paragraph" style:parent-style-name="Text_20_body" style:list-style-name="L1">
      <style:paragraph-properties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text-indent="0cm" style:auto-text-indent="false"/>
    </style:style>
    <style:style style:name="P12" style:family="paragraph" style:parent-style-name="Text_20_body" style:list-style-name="L2">
      <style:paragraph-properties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text-indent="0cm" style:auto-text-indent="false"/>
    </style:style>
    <style:style style:name="P14" style:family="paragraph" style:parent-style-name="Text_20_body" style:list-style-name="L3">
      <style:paragraph-properties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text-indent="0cm" style:auto-text-indent="false"/>
    </style:style>
    <style:style style:name="P16" style:family="paragraph" style:parent-style-name="Text_20_body" style:list-style-name="L4">
      <style:paragraph-properties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text-indent="0cm" style:auto-text-indent="false"/>
    </style:style>
    <style:style style:name="P18" style:family="paragraph" style:parent-style-name="Text_20_body" style:list-style-name="L5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O que é “header” no HTML?</text:h>
      <text:p text:style-name="P8">No <text:span text:style-name="Strong_20_Emphasis">HTML</text:span>, o <text:span text:style-name="Strong_20_Emphasis"><text:span text:style-name="Source_20_Text">&lt;header&gt;</text:span></text:span> é uma <text:span text:style-name="Strong_20_Emphasis">tag semântica</text:span> usada para representar o <text:span text:style-name="Strong_20_Emphasis">cabeçalho</text:span> de uma página ou de uma seção.</text:p>
      <text:p text:style-name="P8">Quando falamos em “cabeçalho”, não é só visual (parte de cima da tela), mas <text:span text:style-name="Strong_20_Emphasis">organizacional</text:span>: ele guarda informações introdutórias importantes.</text:p>
      <text:p text:style-name="Horizontal_20_Line"/>
      <text:h text:style-name="P1" text:outline-level="2">Para que serve o <text:span text:style-name="Source_20_Text">&lt;header&gt;</text:span>?</text:h>
      <text:p text:style-name="P8">O <text:span text:style-name="Source_20_Text">&lt;header&gt;</text:span> serve para <text:span text:style-name="Strong_20_Emphasis">agrupar conteúdos de apresentação</text:span>, como:</text:p>
      <text:list text:style-name="L1">
        <text:list-item>
          <text:p text:style-name="P9">Título da página ou da seção</text:p>
        </text:list-item>
        <text:list-item>
          <text:p text:style-name="P10">Subtítulo</text:p>
        </text:list-item>
        <text:list-item>
          <text:p text:style-name="P10">Logotipo</text:p>
        </text:list-item>
        <text:list-item>
          <text:p text:style-name="P10">Menu de navegação</text:p>
        </text:list-item>
        <text:list-item>
          <text:p text:style-name="P10">Informações iniciais sobre o conteúdo</text:p>
        </text:list-item>
      </text:list>
      <text:p text:style-name="P8">👉 Ele ajuda:</text:p>
      <text:list text:style-name="L2">
        <text:list-item>
          <text:p text:style-name="P11">o <text:span text:style-name="Strong_20_Emphasis">navegador</text:span> a entender a estrutura do site</text:p>
        </text:list-item>
        <text:list-item>
          <text:p text:style-name="P12">os <text:span text:style-name="Strong_20_Emphasis">mecanismos de busca (Google)</text:span> a interpretar melhor o conteúdo</text:p>
        </text:list-item>
        <text:list-item>
          <text:p text:style-name="P12"><text:span text:style-name="Strong_20_Emphasis">leitores de tela</text:span> (acessibilidade)</text:p>
        </text:list-item>
      </text:list>
      <text:p text:style-name="Horizontal_20_Line"/>
      <text:h text:style-name="P1" text:outline-level="2">Exemplo simples de <text:span text:style-name="Source_20_Text">&lt;header&gt;</text:span></text:h>
      <text:p text:style-name="P4"><text:span text:style-name="Source_20_Text">&lt;header&gt;</text:span></text:p>
      <text:p text:style-name="P5"><text:span text:style-name="Source_20_Text"><text:s text:c="2"/>&lt;h1&gt;Meu Site&lt;/h1&gt;</text:span></text:p>
      <text:p text:style-name="P5"><text:span text:style-name="Source_20_Text"><text:s text:c="2"/>&lt;p&gt;Aprendendo HTML de forma simples&lt;/p&gt;</text:span></text:p>
      <text:p text:style-name="P6"><text:span text:style-name="Source_20_Text">&lt;/header&gt;</text:span></text:p>
      <text:p text:style-name="P8">📌 Nesse exemplo:</text:p>
      <text:list text:style-name="L3">
        <text:list-item>
          <text:p text:style-name="P13"><text:span text:style-name="Source_20_Text">&lt;h1&gt;</text:span> é o título principal</text:p>
        </text:list-item>
        <text:list-item>
          <text:p text:style-name="P14"><text:span text:style-name="Source_20_Text">&lt;p&gt;</text:span> é uma descrição</text:p>
        </text:list-item>
        <text:list-item>
          <text:p text:style-name="P14">Tudo isso está dentro do <text:span text:style-name="Source_20_Text">&lt;header&gt;</text:span>, pois são informações iniciais</text:p>
        </text:list-item>
      </text:list>
      <text:p text:style-name="Horizontal_20_Line"/>
      <text:h text:style-name="P1" text:outline-level="2">Onde o <text:span text:style-name="Source_20_Text">&lt;header&gt;</text:span> pode ser usado?</text:h>
      <text:h text:style-name="P3" text:outline-level="3">1️⃣ No topo da página (mais comum)</text:h>
      <text:p text:style-name="P4"><text:span text:style-name="Source_20_Text">&lt;body&gt;</text:span></text:p>
      <text:p text:style-name="P5"><text:span text:style-name="Source_20_Text"><text:s text:c="2"/>&lt;header&gt;</text:span></text:p>
      <text:p text:style-name="P5"><text:soft-page-break/><text:span text:style-name="Source_20_Text"><text:s text:c="4"/>&lt;h1&gt;Blog de Tecnologia&lt;/h1&gt;</text:span></text:p>
      <text:p text:style-name="P5"><text:span text:style-name="Source_20_Text"><text:s text:c="4"/>&lt;nav&gt;</text:span></text:p>
      <text:p text:style-name="P5"><text:span text:style-name="Source_20_Text"><text:s text:c="6"/>&lt;a href="#"&gt;Início&lt;/a&gt;</text:span></text:p>
      <text:p text:style-name="P5"><text:span text:style-name="Source_20_Text"><text:s text:c="6"/>&lt;a href="#"&gt;Sobre&lt;/a&gt;</text:span></text:p>
      <text:p text:style-name="P5"><text:span text:style-name="Source_20_Text"><text:s text:c="6"/>&lt;a href="#"&gt;Contato&lt;/a&gt;</text:span></text:p>
      <text:p text:style-name="P5"><text:span text:style-name="Source_20_Text"><text:s text:c="4"/>&lt;/nav&gt;</text:span></text:p>
      <text:p text:style-name="P5"><text:span text:style-name="Source_20_Text"><text:s text:c="2"/>&lt;/header&gt;</text:span></text:p>
      <text:p text:style-name="P6"><text:span text:style-name="Source_20_Text">&lt;/body&gt;</text:span></text:p>
      <text:p text:style-name="P8">👉 Aqui o <text:span text:style-name="Source_20_Text">&lt;header&gt;</text:span> funciona como o <text:span text:style-name="Strong_20_Emphasis">cabeçalho do site inteiro</text:span>.</text:p>
      <text:p text:style-name="Horizontal_20_Line"/>
      <text:h text:style-name="P3" text:outline-level="3">2️⃣ Dentro de outras seções</text:h>
      <text:p text:style-name="P8">O <text:span text:style-name="Source_20_Text">&lt;header&gt;</text:span> <text:span text:style-name="Strong_20_Emphasis">não é exclusivo do topo da página</text:span>.<text:line-break/>Ele pode existir dentro de:</text:p>
      <text:list text:style-name="L4">
        <text:list-item>
          <text:p text:style-name="P15"><text:span text:style-name="Source_20_Text">&lt;section&gt;</text:span></text:p>
        </text:list-item>
        <text:list-item>
          <text:p text:style-name="P16"><text:span text:style-name="Source_20_Text">&lt;article&gt;</text:span></text:p>
        </text:list-item>
      </text:list>
      <text:p text:style-name="P8">Exemplo:</text:p>
      <text:p text:style-name="P4"><text:span text:style-name="Source_20_Text">&lt;article&gt;</text:span></text:p>
      <text:p text:style-name="P5"><text:span text:style-name="Source_20_Text"><text:s text:c="2"/>&lt;header&gt;</text:span></text:p>
      <text:p text:style-name="P5"><text:span text:style-name="Source_20_Text"><text:s text:c="4"/>&lt;h2&gt;O que é HTML?&lt;/h2&gt;</text:span></text:p>
      <text:p text:style-name="P5"><text:span text:style-name="Source_20_Text"><text:s text:c="4"/>&lt;p&gt;Publicado em 20/01/2026&lt;/p&gt;</text:span></text:p>
      <text:p text:style-name="P5"><text:span text:style-name="Source_20_Text"><text:s text:c="2"/>&lt;/header&gt;</text:span></text:p>
      <text:p text:style-name="P5"/>
      <text:p text:style-name="P5"><text:span text:style-name="Source_20_Text"><text:s text:c="2"/>&lt;p&gt;HTML é a linguagem de marcação usada para criar páginas web...&lt;/p&gt;</text:span></text:p>
      <text:p text:style-name="P6"><text:span text:style-name="Source_20_Text">&lt;/article&gt;</text:span></text:p>
      <text:p text:style-name="P8">👉 Aqui, o <text:span text:style-name="Source_20_Text">&lt;header&gt;</text:span> é o <text:span text:style-name="Strong_20_Emphasis">cabeçalho do artigo</text:span>, não da página toda.</text:p>
      <text:p text:style-name="Horizontal_20_Line"/>
      <text:h text:style-name="P1" text:outline-level="2">O que NÃO deve ter dentro do <text:span text:style-name="Source_20_Text">&lt;header&gt;</text:span>?</text:h>
      <text:p text:style-name="P8">O <text:span text:style-name="Source_20_Text">&lt;header&gt;</text:span> <text:span text:style-name="Strong_20_Emphasis">não deve conter</text:span>:</text:p>
      <text:p text:style-name="P8">❌ Conteúdo principal longo<text:line-break/>❌ Texto que não seja introdutório<text:line-break/>❌ Rodapé (para isso existe <text:span text:style-name="Source_20_Text">&lt;footer&gt;</text:span>)</text:p>
      <text:p text:style-name="P8">Exemplo errado:</text:p>
      <text:p text:style-name="P4"><text:span text:style-name="Source_20_Text">&lt;header&gt;</text:span></text:p>
      <text:p text:style-name="P5"><text:span text:style-name="Source_20_Text"><text:s text:c="2"/>&lt;p&gt;Texto enorme com todo o conteúdo do site...&lt;/p&gt;</text:span></text:p>
      <text:p text:style-name="P6"><text:span text:style-name="Source_20_Text">&lt;/header&gt;</text:span></text:p>
      <text:p text:style-name="Horizontal_20_Line"/>
      <text:h text:style-name="P1" text:outline-level="2">Diferença entre <text:span text:style-name="Source_20_Text">&lt;header&gt;</text:span> e <text:span text:style-name="Source_20_Text">&lt;head&gt;</text:span></text:h>
      <text:p text:style-name="P8">Isso confunde muita gente 👀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Heading"><text:span text:style-name="Source_20_Text">&lt;header&gt;</text:span></text:p>
            </table:table-cell>
            <table:table-cell table:style-name="Table1.A1" office:value-type="string">
              <text:p text:style-name="Table_20_Heading"><text:span text:style-name="Source_20_Text">&lt;head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Fica dentro do <text:span text:style-name="Source_20_Text">&lt;body&gt;</text:span></text:p>
          </table:table-cell>
          <table:table-cell table:style-name="Table1.A1" office:value-type="string">
            <text:p text:style-name="Table_20_Contents">Fica fora do <text:span text:style-name="Source_20_Text">&lt;body&gt;</text:span></text:p>
          </table:table-cell>
        </table:table-row>
        <table:table-row>
          <table:table-cell table:style-name="Table1.A1" office:value-type="string">
            <text:p text:style-name="Table_20_Contents">Aparece na página</text:p>
          </table:table-cell>
          <table:table-cell table:style-name="Table1.A1" office:value-type="string">
            <text:p text:style-name="Table_20_Contents">Não aparece</text:p>
          </table:table-cell>
        </table:table-row>
        <table:table-row>
          <table:table-cell table:style-name="Table1.A1" office:value-type="string">
            <text:p text:style-name="Table_20_Contents">Conteúdo visível</text:p>
          </table:table-cell>
          <table:table-cell table:style-name="Table1.A1" office:value-type="string">
            <text:p text:style-name="Table_20_Contents">Metadados</text:p>
          </table:table-cell>
        </table:table-row>
        <table:table-row>
          <table:table-cell table:style-name="Table1.A1" office:value-type="string">
            <text:p text:style-name="Table_20_Contents">Títulos, menus, logo</text:p>
          </table:table-cell>
          <table:table-cell table:style-name="Table1.A1" office:value-type="string">
            <text:p text:style-name="Table_20_Contents">Title, meta, links CSS</text:p>
          </table:table-cell>
        </table:table-row>
      </table:table>
      <text:p text:style-name="P8">Exemplo do <text:span text:style-name="Source_20_Text">&lt;head&gt;</text:span>:</text:p>
      <text:p text:style-name="P4"><text:span text:style-name="Source_20_Text">&lt;head&gt;</text:span></text:p>
      <text:p text:style-name="P5"><text:span text:style-name="Source_20_Text"><text:s text:c="2"/>&lt;title&gt;Meu Site&lt;/title&gt;</text:span></text:p>
      <text:p text:style-name="P5"><text:span text:style-name="Source_20_Text"><text:s text:c="2"/>&lt;meta charset="UTF-8"&gt;</text:span></text:p>
      <text:p text:style-name="P6"><text:span text:style-name="Source_20_Text">&lt;/head&gt;</text:span></text:p>
      <text:p text:style-name="Horizontal_20_Line"/>
      <text:h text:style-name="P1" text:outline-level="2">Resumindo (bem direto)</text:h>
      <text:list text:style-name="L5">
        <text:list-item>
          <text:p text:style-name="P17"><text:span text:style-name="Source_20_Text">&lt;header&gt;</text:span> é uma <text:span text:style-name="Strong_20_Emphasis">tag HTML semântica</text:span></text:p>
        </text:list-item>
        <text:list-item>
          <text:p text:style-name="P18">Serve para <text:span text:style-name="Strong_20_Emphasis">conteúdo introdutório</text:span></text:p>
        </text:list-item>
        <text:list-item>
          <text:p text:style-name="P18">Pode existir <text:span text:style-name="Strong_20_Emphasis">no topo da página ou dentro de seções</text:span></text:p>
        </text:list-item>
        <text:list-item>
          <text:p text:style-name="P18">Ajuda na <text:span text:style-name="Strong_20_Emphasis">organização, SEO e acessibilidade</text:span></text:p>
        </text:list-item>
        <text:list-item>
          <text:p text:style-name="P18">Não confundir com <text:span text:style-name="Source_20_Text">&lt;head&gt;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11:59.877570357</meta:creation-date>
    <dc:date>2026-01-25T19:14:00.614931812</dc:date>
    <meta:editing-duration>PT2M2S</meta:editing-duration>
    <meta:editing-cycles>1</meta:editing-cycles>
    <meta:document-statistic meta:table-count="1" meta:image-count="0" meta:object-count="0" meta:page-count="3" meta:paragraph-count="79" meta:word-count="368" meta:character-count="2241" meta:non-whitespace-character-count="1912"/>
    <meta:generator>1Doc/1.5.0.$MacOSX_X86_64 LibreOffice_project/2f9b6e7260225c6c2c1401d17cb7be8dc4e3347b</meta:generator>
  </office:meta>
</office:document-meta>
</file>